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70000006642AB3EE7B318E4E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5c1e34" draw:textarea-vertical-align="middle" draw:auto-grow-height="false" draw:fit-to-size="false" style:shrink-to-fit="false" fo:min-height="2.751cm" fo:min-width="12.901cm" fo:padding-top="0.125cm" fo:padding-bottom="0.125cm" fo:padding-left="0.25cm" fo:padding-right="0.25cm" fo:wrap-option="no-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5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5c1e34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2.201cm" svg:height="4.082cm" svg:x="0.405cm" svg:y="4.324cm" presentation:class="title" presentation:user-transformed="true">
          <draw:text-box>
            <text:p text:style-name="P1"><text:span text:style-name="T1">Title</text:span></text:p>
          </draw:text-box>
        </draw:frame>
        <draw:frame draw:name="Rectangle 3" presentation:style-name="pr2" draw:text-style-name="P4" draw:layer="layout" svg:width="12.487cm" svg:height="2.53cm" svg:x="0.299cm" svg:y="15.126cm" presentation:class="subtitle" presentation:user-transformed="true">
          <draw:text-box>
            <text:p text:style-name="P3"><text:span text:style-name="T2">Title</text:span></text:p>
          </draw:text-box>
        </draw:frame>
        <draw:custom-shape draw:name="TextBox 1" draw:style-name="gr1" draw:text-style-name="P6" draw:layer="layout" svg:width="24.994cm" svg:height="1.395cm" svg:x="0.463cm" svg:y="4.019cm">
          <text:p text:style-name="P5"><text:span text:style-name="T1">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8" draw:style-name="gr2" draw:text-style-name="P8" draw:layer="layout" svg:width="13.4cm" svg:height="3cm" svg:x="1.2cm" svg:y="11.2cm">
          <text:p text:style-name="P7"><text:span text:style-name="T3">This is rectangle (white color is automatic in </text:span></text:p>
          <text:p text:style-name="P7"><text:span text:style-name="T3">O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431525" draw:end-color="#5c1e34" draw:start-intensity="100%" draw:end-intensity="100%" draw:angle="90deg" draw:border="0%">
      <loext:gradient-stop svg:offset="0" loext:color-type="rgb" loext:color-value="#431525"/>
      <loext:gradient-stop svg:offset="1" loext:color-type="rgb" loext:color-value="#5c1e34"/>
    </draw:gradient>
    <draw:gradient draw:name="Gradient_20_3" draw:display-name="Gradient 3" draw:style="linear" draw:start-color="#885a6a" draw:end-color="#5c1e34" draw:start-intensity="100%" draw:end-intensity="100%" draw:angle="0deg" draw:border="0%">
      <loext:gradient-stop svg:offset="0" loext:color-type="rgb" loext:color-value="#885a6a"/>
      <loext:gradient-stop svg:offset="1" loext:color-type="rgb" loext:color-value="#5c1e34"/>
    </draw:gradient>
    <draw:gradient draw:name="Gradient_20_4" draw:display-name="Gradient 4" draw:style="linear" draw:start-color="#885a6a" draw:end-color="#5c1e34" draw:start-intensity="100%" draw:end-intensity="100%" draw:angle="53.2deg" draw:border="0%">
      <loext:gradient-stop svg:offset="0" loext:color-type="rgb" loext:color-value="#885a6a"/>
      <loext:gradient-stop svg:offset="1" loext:color-type="rgb" loext:color-value="#5c1e3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hr" fo:country="H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99999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9999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5c1e34" draw:opacity="1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1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none" svg:stroke-width="0cm" draw:fill="solid" draw:fill-color="#5c1e34" draw:opacity="19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8" style:family="graphic" style:parent-style-name="standard">
      <style:graphic-properties draw:stroke="none" svg:stroke-width="0cm" draw:fill="solid" draw:fill-color="#c54f7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9" style:family="graphic" style:parent-style-name="standard">
      <style:graphic-properties draw:stroke="none" svg:stroke-width="0cm" draw:fill="solid" draw:fill-color="#5c1e3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cm" draw:fill="solid" draw:fill-color="#5c1e34" draw:opacity="7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5c1e34" draw:opacity="53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5c1e34" draw:opacity="38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5c1e34" draw:opacity="6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5" style:family="graphic" style:parent-style-name="standard">
      <style:graphic-properties draw:stroke="none" svg:stroke-width="0cm" draw:fill="solid" draw:fill-color="#5c1e34" draw:opacity="22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6" style:family="graphic" style:parent-style-name="standard">
      <style:graphic-properties draw:stroke="none" svg:stroke-width="0cm" draw:fill="solid" draw:fill-color="#5c1e34" draw:opacity="8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cm" draw:fill="solid" draw:fill-color="#5c1e34" draw:opacity="36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cm" draw:fill="solid" draw:fill-color="#5c1e34" draw:opacity="8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cm" draw:fill="solid" draw:fill-color="#5c1e34" draw:opacity="18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>
      <style:graphic-properties draw:stroke="none" svg:stroke-width="0cm" draw:fill="solid" draw:fill-color="#5c1e34" draw:opacity="34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1" style:family="graphic" style:parent-style-name="standard">
      <style:graphic-properties draw:stroke="none" svg:stroke-width="0cm" draw:fill="solid" draw:fill-color="#5c1e34" draw:opacity="3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ffffff" draw:opacity="3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23" style:family="graphic" style:parent-style-name="standard">
      <style:graphic-properties draw:stroke="none" svg:stroke-width="0cm" draw:fill="solid" draw:fill-color="#ffffff" draw:opacity="7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5c1e34" draw:opacity="12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6" style:family="graphic" style:parent-style-name="standard">
      <style:graphic-properties draw:stroke="none" svg:stroke-width="0cm" draw:fill="solid" draw:fill-color="#5c1e3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c1e34" draw:opacity="11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ffffff" draw:opacity="11%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5c1e34" draw:opacity="19%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c54f79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5c1e34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5c1e34" draw:opacity="70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5c1e34" draw:opacity="53%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5c1e34" draw:opacity="38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5c1e34" draw:opacity="61%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5c1e34" draw:opacity="22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5c1e34" draw:opacity="8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5c1e34" draw:opacity="36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5c1e34" draw:opacity="80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5c1e34" draw:opacity="18%"/>
      <style:paragraph-properties fo:text-align="start" style:font-independent-line-spacing="true"/>
      <style:text-properties fo:font-size="18pt"/>
    </style:style>
    <style:style style:name="MP21" style:family="paragraph">
      <loext:graphic-properties draw:fill="solid" draw:fill-color="#5c1e34" draw:opacity="34%"/>
      <style:paragraph-properties fo:text-align="start" style:font-independent-line-spacing="true"/>
      <style:text-properties fo:font-size="18pt"/>
    </style:style>
    <style:style style:name="MP22" style:family="paragraph">
      <loext:graphic-properties draw:fill="solid" draw:fill-color="#5c1e34" draw:opacity="31%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 draw:opacity="70%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5c1e34" draw:opacity="12%"/>
      <style:paragraph-properties fo:text-align="start" style:font-independent-line-spacing="true"/>
      <style:text-properties fo:font-size="18pt"/>
    </style:style>
    <style:style style:name="MP26" style:family="paragraph">
      <loext:graphic-properties draw:fill="none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100%" fo:text-align="start" style:punctuation-wrap="hanging" style:writing-mode="lr-tb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29" style:family="paragraph">
      <style:paragraph-properties fo:margin-left="0cm" fo:margin-right="0cm" fo:margin-top="0.17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0" style:family="paragraph">
      <loext:graphic-properties draw:fill="none" draw:fill-color="#ffffff"/>
      <style:paragraph-properties fo:text-align="start" style:font-independent-line-spacing="true"/>
      <style:text-properties fo:font-size="25pt"/>
    </style:style>
    <style:style style:name="MP3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33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196" draw:style-name="Mgr3" drawooo:display="printer">
        <draw:g draw:name="Group 1197" draw:style-name="Mgr3">
          <draw:custom-shape draw:name="Freeform 1198" draw:style-name="Mgr4" draw:text-style-name="MP5" draw:layer="layout" svg:width="0.524cm" svg:height="0.308cm" draw:transform="rotate (0.215722695546499) translate (24.637cm 2.416cm)">
            <text:p/>
  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  <draw:equation draw:name="f0" draw:formula="59*logwidth/229"/>
              <draw:equation draw:name="f1" draw:formula="86*logheight/134"/>
              <draw:equation draw:name="f2" draw:formula="166*logwidth/229"/>
              <draw:equation draw:name="f3" draw:formula="127*logheight/134"/>
              <draw:equation draw:name="f4" draw:formula="229*logwidth/229"/>
              <draw:equation draw:name="f5" draw:formula="99*logheight/134"/>
              <draw:equation draw:name="f6" draw:formula="195*logwidth/229"/>
              <draw:equation draw:name="f7" draw:formula="39*logheight/134"/>
              <draw:equation draw:name="f8" draw:formula="85*logwidth/229"/>
              <draw:equation draw:name="f9" draw:formula="7*logheight/134"/>
              <draw:equation draw:name="f10" draw:formula="39*logwidth/229"/>
              <draw:equation draw:name="f11" draw:formula="35*logheight/134"/>
              <draw:equation draw:name="f12" draw:formula="59*logwidth/229"/>
              <draw:equation draw:name="f13" draw:formula="86*logheight/134"/>
              <draw:equation draw:name="f14" draw:formula="logwidth"/>
              <draw:equation draw:name="f15" draw:formula="logheight"/>
            </draw:enhanced-geometry>
          </draw:custom-shape>
          <draw:custom-shape draw:name="Freeform 1199" draw:style-name="Mgr4" draw:text-style-name="MP5" draw:layer="layout" svg:width="0.303cm" svg:height="0.537cm" draw:transform="rotate (0.215722695546499) translate (24.557cm 2.503cm)">
            <text:p/>
  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  <draw:equation draw:name="f0" draw:formula="13*logwidth/133"/>
              <draw:equation draw:name="f1" draw:formula="82*logheight/236"/>
              <draw:equation draw:name="f2" draw:formula="31*logwidth/133"/>
              <draw:equation draw:name="f3" draw:formula="195*logheight/236"/>
              <draw:equation draw:name="f4" draw:formula="87*logwidth/133"/>
              <draw:equation draw:name="f5" draw:formula="235*logheight/236"/>
              <draw:equation draw:name="f6" draw:formula="122*logwidth/133"/>
              <draw:equation draw:name="f7" draw:formula="176*logheight/236"/>
              <draw:equation draw:name="f8" draw:formula="94*logwidth/133"/>
              <draw:equation draw:name="f9" draw:formula="65*logheight/236"/>
              <draw:equation draw:name="f10" draw:formula="47*logwidth/133"/>
              <draw:equation draw:name="f11" draw:formula="39*logheight/236"/>
              <draw:equation draw:name="f12" draw:formula="13*logwidth/133"/>
              <draw:equation draw:name="f13" draw:formula="82*logheight/236"/>
              <draw:equation draw:name="f14" draw:formula="logwidth"/>
              <draw:equation draw:name="f15" draw:formula="logheight"/>
            </draw:enhanced-geometry>
          </draw:custom-shape>
          <draw:custom-shape draw:name="Freeform 1200" draw:style-name="Mgr4" draw:text-style-name="MP5" draw:layer="layout" svg:width="0.436cm" svg:height="0.391cm" draw:transform="rotate (0.215722695546499) translate (24.202cm 2.57cm)">
            <text:p/>
  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  <draw:equation draw:name="f0" draw:formula="103*logwidth/189"/>
              <draw:equation draw:name="f1" draw:formula="20*logheight/172"/>
              <draw:equation draw:name="f2" draw:formula="15*logwidth/189"/>
              <draw:equation draw:name="f3" draw:formula="92*logheight/172"/>
              <draw:equation draw:name="f4" draw:formula="8*logwidth/189"/>
              <draw:equation draw:name="f5" draw:formula="161*logheight/172"/>
              <draw:equation draw:name="f6" draw:formula="77*logwidth/189"/>
              <draw:equation draw:name="f7" draw:formula="162*logheight/172"/>
              <draw:equation draw:name="f8" draw:formula="159*logwidth/189"/>
              <draw:equation draw:name="f9" draw:formula="82*logheight/172"/>
              <draw:equation draw:name="f10" draw:formula="158*logwidth/189"/>
              <draw:equation draw:name="f11" draw:formula="28*logheight/172"/>
              <draw:equation draw:name="f12" draw:formula="103*logwidth/189"/>
              <draw:equation draw:name="f13" draw:formula="20*logheight/172"/>
              <draw:equation draw:name="f14" draw:formula="logwidth"/>
              <draw:equation draw:name="f15" draw:formula="logheight"/>
            </draw:enhanced-geometry>
          </draw:custom-shape>
          <draw:custom-shape draw:name="Freeform 1201" draw:style-name="Mgr4" draw:text-style-name="MP5" draw:layer="layout" svg:width="0.524cm" svg:height="0.308cm" draw:transform="rotate (0.215722695546499) translate (24.05cm 2.329cm)">
            <text:p/>
  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  <draw:equation draw:name="f0" draw:formula="171*logwidth/229"/>
              <draw:equation draw:name="f1" draw:formula="47*logheight/134"/>
              <draw:equation draw:name="f2" draw:formula="64*logwidth/229"/>
              <draw:equation draw:name="f3" draw:formula="7*logheight/134"/>
              <draw:equation draw:name="f4" draw:formula="1*logwidth/229"/>
              <draw:equation draw:name="f5" draw:formula="35*logheight/134"/>
              <draw:equation draw:name="f6" draw:formula="34*logwidth/229"/>
              <draw:equation draw:name="f7" draw:formula="95*logheight/134"/>
              <draw:equation draw:name="f8" draw:formula="144*logwidth/229"/>
              <draw:equation draw:name="f9" draw:formula="126*logheight/134"/>
              <draw:equation draw:name="f10" draw:formula="191*logwidth/229"/>
              <draw:equation draw:name="f11" draw:formula="99*logheight/134"/>
              <draw:equation draw:name="f12" draw:formula="171*logwidth/229"/>
              <draw:equation draw:name="f13" draw:formula="47*logheight/134"/>
              <draw:equation draw:name="f14" draw:formula="logwidth"/>
              <draw:equation draw:name="f15" draw:formula="logheight"/>
            </draw:enhanced-geometry>
          </draw:custom-shape>
          <draw:custom-shape draw:name="Freeform 1202" draw:style-name="Mgr4" draw:text-style-name="MP5" draw:layer="layout" svg:width="0.299cm" svg:height="0.537cm" draw:transform="rotate (0.215722695546499) translate (24.3cm 1.969cm)">
            <text:p/>
  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  <draw:equation draw:name="f0" draw:formula="120*logwidth/132"/>
              <draw:equation draw:name="f1" draw:formula="154*logheight/236"/>
              <draw:equation draw:name="f2" draw:formula="102*logwidth/132"/>
              <draw:equation draw:name="f3" draw:formula="41*logheight/236"/>
              <draw:equation draw:name="f4" draw:formula="46*logwidth/132"/>
              <draw:equation draw:name="f5" draw:formula="0*logheight/236"/>
              <draw:equation draw:name="f6" draw:formula="10*logwidth/132"/>
              <draw:equation draw:name="f7" draw:formula="60*logheight/236"/>
              <draw:equation draw:name="f8" draw:formula="38*logwidth/132"/>
              <draw:equation draw:name="f9" draw:formula="171*logheight/236"/>
              <draw:equation draw:name="f10" draw:formula="86*logwidth/132"/>
              <draw:equation draw:name="f11" draw:formula="197*logheight/236"/>
              <draw:equation draw:name="f12" draw:formula="120*logwidth/132"/>
              <draw:equation draw:name="f13" draw:formula="154*logheight/236"/>
              <draw:equation draw:name="f14" draw:formula="logwidth"/>
              <draw:equation draw:name="f15" draw:formula="logheight"/>
            </draw:enhanced-geometry>
          </draw:custom-shape>
          <draw:custom-shape draw:name="Freeform 1203" draw:style-name="Mgr4" draw:text-style-name="MP5" draw:layer="layout" svg:width="0.431cm" svg:height="0.391cm" draw:transform="rotate (0.215722695546499) translate (24.557cm 2.073cm)">
            <text:p/>
  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  <draw:equation draw:name="f0" draw:formula="85*logwidth/188"/>
              <draw:equation draw:name="f1" draw:formula="152*logheight/172"/>
              <draw:equation draw:name="f2" draw:formula="174*logwidth/188"/>
              <draw:equation draw:name="f3" draw:formula="80*logheight/172"/>
              <draw:equation draw:name="f4" draw:formula="181*logwidth/188"/>
              <draw:equation draw:name="f5" draw:formula="11*logheight/172"/>
              <draw:equation draw:name="f6" draw:formula="112*logwidth/188"/>
              <draw:equation draw:name="f7" draw:formula="10*logheight/172"/>
              <draw:equation draw:name="f8" draw:formula="30*logwidth/188"/>
              <draw:equation draw:name="f9" draw:formula="90*logheight/172"/>
              <draw:equation draw:name="f10" draw:formula="31*logwidth/188"/>
              <draw:equation draw:name="f11" draw:formula="144*logheight/172"/>
              <draw:equation draw:name="f12" draw:formula="85*logwidth/188"/>
              <draw:equation draw:name="f13" draw:formula="152*logheight/172"/>
              <draw:equation draw:name="f14" draw:formula="logwidth"/>
              <draw:equation draw:name="f15" draw:formula="logheight"/>
            </draw:enhanced-geometry>
          </draw:custom-shape>
        </draw:g>
        <draw:custom-shape draw:name="Oval 1204" draw:style-name="Mgr5" draw:text-style-name="MP6" draw:layer="layout" svg:width="0.343cm" svg:height="0.339cm" draw:transform="rotate (0.596728071256861) translate (24.395cm 2.42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Group 1189" draw:style-name="Mgr3" drawooo:display="printer">
        <draw:custom-shape draw:name="Freeform 1190" draw:style-name="Mgr6" draw:text-style-name="MP7" draw:layer="layout" svg:width="0.767cm" svg:height="0.448cm" draw:transform="rotate (1.18996548400973) translate (21.926cm 0.532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191" draw:style-name="Mgr6" draw:text-style-name="MP7" draw:layer="layout" svg:width="0.445cm" svg:height="0.791cm" draw:transform="rotate (1.18996548400973) translate (21.96cm 0.7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192" draw:style-name="Mgr6" draw:text-style-name="MP7" draw:layer="layout" svg:width="0.634cm" svg:height="0.576cm" draw:transform="rotate (1.18996548400973) translate (21.756cm 1.183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193" draw:style-name="Mgr6" draw:text-style-name="MP7" draw:layer="layout" svg:width="0.767cm" svg:height="0.45cm" draw:transform="rotate (1.18996548400973) translate (21.337cm 1.169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194" draw:style-name="Mgr6" draw:text-style-name="MP7" draw:layer="layout" svg:width="0.442cm" svg:height="0.792cm" draw:transform="rotate (1.18996548400973) translate (21.106cm 0.572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195" draw:style-name="Mgr6" draw:text-style-name="MP7" draw:layer="layout" svg:width="0.629cm" svg:height="0.577cm" draw:transform="rotate (1.18996548400973) translate (21.439cm 0.343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custom-shape draw:name="Rectangle 498" draw:style-name="Mgr7" draw:text-style-name="MP8" draw:layer="backgroundobjects" drawooo:display="printer" svg:width="25.399cm" svg:height="0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75" draw:style-name="Mgr8" draw:text-style-name="MP9" draw:layer="backgroundobjects" drawooo:display="printer" svg:width="25.399cm" svg:height="0.524cm" svg:x="0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76" draw:style-name="Mgr3" drawooo:display="printer">
        <draw:custom-shape draw:name="Freeform 677" draw:style-name="Mgr9" draw:text-style-name="MP10" draw:layer="layout" svg:width="0.655cm" svg:height="0.383cm" draw:transform="rotate (-0.0635299847725934) translate (1.777cm 2.275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678" draw:style-name="Mgr9" draw:text-style-name="MP10" draw:layer="layout" svg:width="0.38cm" svg:height="0.675cm" draw:transform="rotate (-0.0635299847725935) translate (1.65cm 2.347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679" draw:style-name="Mgr9" draw:text-style-name="MP10" draw:layer="layout" svg:width="0.541cm" svg:height="0.492cm" draw:transform="rotate (-0.0635299847725935) translate (1.203cm 2.31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680" draw:style-name="Mgr9" draw:text-style-name="MP10" draw:layer="layout" svg:width="0.655cm" svg:height="0.384cm" draw:transform="rotate (-0.0635299847725934) translate (1.102cm 1.966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681" draw:style-name="Mgr9" draw:text-style-name="MP10" draw:layer="layout" svg:width="0.378cm" svg:height="0.676cm" draw:transform="rotate (-0.0635299847725935) translate (1.526cm 1.62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682" draw:style-name="Mgr9" draw:text-style-name="MP10" draw:layer="layout" svg:width="0.538cm" svg:height="0.493cm" draw:transform="rotate (-0.0635299847725935) translate (1.8cm 1.83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002" draw:style-name="Mgr3" drawooo:display="printer">
        <draw:custom-shape draw:name="Freeform 1003" draw:style-name="Mgr10" draw:text-style-name="MP11" draw:layer="layout" svg:width="0.525cm" svg:height="0.305cm" draw:transform="rotate (1.18996548400973) translate (23.615cm 0.562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04" draw:style-name="Mgr11" draw:text-style-name="MP12" draw:layer="layout" svg:width="0.304cm" svg:height="0.538cm" draw:transform="rotate (1.18996548400973) translate (23.638cm 0.677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05" draw:style-name="Mgr11" draw:text-style-name="MP12" draw:layer="layout" svg:width="0.433cm" svg:height="0.392cm" draw:transform="rotate (1.18996548400973) translate (23.498cm 1.007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06" draw:style-name="Mgr11" draw:text-style-name="MP12" draw:layer="layout" svg:width="0.525cm" svg:height="0.306cm" draw:transform="rotate (1.18996548400973) translate (23.213cm 0.999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07" draw:style-name="Mgr11" draw:text-style-name="MP12" draw:layer="layout" svg:width="0.302cm" svg:height="0.539cm" draw:transform="rotate (1.18996548400973) translate (23.056cm 0.59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08" draw:style-name="Mgr10" draw:text-style-name="MP11" draw:layer="layout" svg:width="0.43cm" svg:height="0.393cm" draw:transform="rotate (1.18996548400973) translate (23.284cm 0.433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181" draw:style-name="Mgr3" drawooo:display="printer">
        <draw:custom-shape draw:name="Freeform 1019" draw:style-name="Mgr12" draw:text-style-name="MP13" draw:layer="layout" svg:width="0.599cm" svg:height="0.546cm" draw:transform="rotate (0.923628240155399) translate (24.964cm 2.514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20" draw:style-name="Mgr12" draw:text-style-name="MP13" draw:layer="layout" svg:width="0.727cm" svg:height="0.422cm" draw:transform="rotate (0.923628240155399) translate (24.59cm 2.397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21" draw:style-name="Mgr12" draw:text-style-name="MP13" draw:layer="layout" svg:width="0.418cm" svg:height="0.749cm" draw:transform="rotate (0.923628240155399) translate (24.524cm 1.793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22" draw:style-name="Mgr12" draw:text-style-name="MP13" draw:layer="layout" svg:width="0.594cm" svg:height="0.546cm" draw:transform="rotate (0.923628240155399) translate (24.888cm 1.664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custom-shape draw:name="Freeform 1030" draw:style-name="Mgr13" draw:text-style-name="MP14" draw:layer="backgroundobjects" drawooo:display="printer" svg:width="1.097cm" svg:height="0.621cm" draw:transform="rotate (1.2016591899981) translate (23.949cm 2.391cm)">
        <text:p/>
        <draw:enhanced-geometry draw:mirror-horizontal="true" draw:mirror-vertical="false" svg:viewBox="0 0 0 0" drawooo:sub-view-size="5516 2453" draw:text-areas="0 0 ?f8 ?f9" draw:type="ooxml-non-primitive" draw:enhanced-path="M 0 215 C 0 215 2431 2453 5516 39 4834 567 4629 0 3215 93 1800 186 1004 1060 0 215 Z N">
          <draw:equation draw:name="f0" draw:formula="0*logwidth/5516"/>
          <draw:equation draw:name="f1" draw:formula="215*logheight/2453"/>
          <draw:equation draw:name="f2" draw:formula="5516*logwidth/5516"/>
          <draw:equation draw:name="f3" draw:formula="39*logheight/2453"/>
          <draw:equation draw:name="f4" draw:formula="3215*logwidth/5516"/>
          <draw:equation draw:name="f5" draw:formula="93*logheight/2453"/>
          <draw:equation draw:name="f6" draw:formula="0*logwidth/5516"/>
          <draw:equation draw:name="f7" draw:formula="215*logheight/2453"/>
          <draw:equation draw:name="f8" draw:formula="logwidth"/>
          <draw:equation draw:name="f9" draw:formula="logheight"/>
        </draw:enhanced-geometry>
      </draw:custom-shape>
      <draw:g draw:name="Group 1031" draw:style-name="Mgr3" drawooo:display="printer">
        <draw:custom-shape draw:name="Freeform 1032" draw:style-name="Mgr14" draw:text-style-name="MP15" draw:layer="layout" svg:width="0.374cm" svg:height="0.217cm" draw:transform="rotate (1.18996548400973) translate (22.594cm 1.21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33" draw:style-name="Mgr14" draw:text-style-name="MP15" draw:layer="layout" svg:width="0.217cm" svg:height="0.384cm" draw:transform="rotate (1.18996548400973) translate (22.611cm 1.292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34" draw:style-name="Mgr14" draw:text-style-name="MP15" draw:layer="layout" svg:width="0.309cm" svg:height="0.28cm" draw:transform="rotate (1.18996548400973) translate (22.511cm 1.528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35" draw:style-name="Mgr14" draw:text-style-name="MP15" draw:layer="layout" svg:width="0.374cm" svg:height="0.218cm" draw:transform="rotate (1.18996548400973) translate (22.307cm 1.522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36" draw:style-name="Mgr14" draw:text-style-name="MP15" draw:layer="layout" svg:width="0.216cm" svg:height="0.385cm" draw:transform="rotate (1.18996548400973) translate (22.195cm 1.231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37" draw:style-name="Mgr14" draw:text-style-name="MP15" draw:layer="layout" svg:width="0.307cm" svg:height="0.28cm" draw:transform="rotate (1.18996548400973) translate (22.358cm 1.119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038" draw:style-name="Mgr3" drawooo:display="printer">
        <draw:custom-shape draw:name="Freeform 1039" draw:style-name="Mgr13" draw:text-style-name="MP14" draw:layer="layout" svg:width="0.201cm" svg:height="0.116cm" draw:transform="rotate (1.18996548400973) translate (23.057cm 3.37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40" draw:style-name="Mgr13" draw:text-style-name="MP14" draw:layer="layout" svg:width="0.116cm" svg:height="0.204cm" draw:transform="rotate (1.18996548400973) translate (23.066cm 3.414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41" draw:style-name="Mgr13" draw:text-style-name="MP14" draw:layer="layout" svg:width="0.166cm" svg:height="0.149cm" draw:transform="rotate (1.18996548400973) translate (23.012cm 3.541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42" draw:style-name="Mgr13" draw:text-style-name="MP14" draw:layer="layout" svg:width="0.201cm" svg:height="0.116cm" draw:transform="rotate (1.18996548400973) translate (22.903cm 3.538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43" draw:style-name="Mgr13" draw:text-style-name="MP14" draw:layer="layout" svg:width="0.115cm" svg:height="0.205cm" draw:transform="rotate (1.18996548400973) translate (22.844cm 3.382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44" draw:style-name="Mgr13" draw:text-style-name="MP14" draw:layer="layout" svg:width="0.165cm" svg:height="0.149cm" draw:transform="rotate (1.18996548400973) translate (22.931cm 3.321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045" draw:style-name="Mgr3" drawooo:display="printer">
        <draw:custom-shape draw:name="Freeform 1046" draw:style-name="Mgr15" draw:text-style-name="MP16" draw:layer="layout" svg:width="0.525cm" svg:height="0.305cm" draw:transform="rotate (1.18996548400973) translate (24.012cm 4.107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47" draw:style-name="Mgr15" draw:text-style-name="MP16" draw:layer="layout" svg:width="0.304cm" svg:height="0.538cm" draw:transform="rotate (1.18996548400973) translate (24.035cm 4.222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48" draw:style-name="Mgr15" draw:text-style-name="MP16" draw:layer="layout" svg:width="0.433cm" svg:height="0.392cm" draw:transform="rotate (1.18996548400973) translate (23.895cm 4.553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49" draw:style-name="Mgr15" draw:text-style-name="MP16" draw:layer="layout" svg:width="0.525cm" svg:height="0.306cm" draw:transform="rotate (1.18996548400973) translate (23.61cm 4.544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50" draw:style-name="Mgr15" draw:text-style-name="MP16" draw:layer="layout" svg:width="0.302cm" svg:height="0.539cm" draw:transform="rotate (1.18996548400973) translate (23.453cm 4.136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51" draw:style-name="Mgr15" draw:text-style-name="MP16" draw:layer="layout" svg:width="0.43cm" svg:height="0.393cm" draw:transform="rotate (1.18996548400973) translate (23.681cm 3.979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custom-shape draw:name="Freeform 1066" draw:style-name="Mgr16" draw:text-style-name="MP17" draw:layer="backgroundobjects" drawooo:display="printer" svg:width="1.154cm" svg:height="0.656cm" draw:transform="rotate (0.922581042604203) translate (23.636cm 5.92cm)">
        <text:p/>
        <draw:enhanced-geometry draw:mirror-horizontal="true" draw:mirror-vertical="false" svg:viewBox="0 0 0 0" drawooo:sub-view-size="5516 2453" draw:text-areas="0 0 ?f8 ?f9" draw:type="ooxml-non-primitive" draw:enhanced-path="M 0 215 C 0 215 2431 2453 5516 39 4834 567 4629 0 3215 93 1800 186 1004 1060 0 215 Z N">
          <draw:equation draw:name="f0" draw:formula="0*logwidth/5516"/>
          <draw:equation draw:name="f1" draw:formula="215*logheight/2453"/>
          <draw:equation draw:name="f2" draw:formula="5516*logwidth/5516"/>
          <draw:equation draw:name="f3" draw:formula="39*logheight/2453"/>
          <draw:equation draw:name="f4" draw:formula="3215*logwidth/5516"/>
          <draw:equation draw:name="f5" draw:formula="93*logheight/2453"/>
          <draw:equation draw:name="f6" draw:formula="0*logwidth/5516"/>
          <draw:equation draw:name="f7" draw:formula="215*logheight/2453"/>
          <draw:equation draw:name="f8" draw:formula="logwidth"/>
          <draw:equation draw:name="f9" draw:formula="logheight"/>
        </draw:enhanced-geometry>
      </draw:custom-shape>
      <draw:g draw:name="Group 1067" draw:style-name="Mgr3" drawooo:display="printer">
        <draw:custom-shape draw:name="Freeform 1068" draw:style-name="Mgr17" draw:text-style-name="MP18" draw:layer="layout" svg:width="0.383cm" svg:height="0.221cm" draw:transform="rotate (1.18996548400973) translate (24.082cm 2.912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69" draw:style-name="Mgr17" draw:text-style-name="MP18" draw:layer="layout" svg:width="0.222cm" svg:height="0.391cm" draw:transform="rotate (1.18996548400973) translate (24.099cm 2.996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70" draw:style-name="Mgr17" draw:text-style-name="MP18" draw:layer="layout" svg:width="0.316cm" svg:height="0.284cm" draw:transform="rotate (1.18996548400973) translate (23.997cm 3.237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71" draw:style-name="Mgr17" draw:text-style-name="MP18" draw:layer="layout" svg:width="0.383cm" svg:height="0.222cm" draw:transform="rotate (1.18996548400973) translate (23.789cm 3.231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72" draw:style-name="Mgr17" draw:text-style-name="MP18" draw:layer="layout" svg:width="0.22cm" svg:height="0.391cm" draw:transform="rotate (1.18996548400973) translate (23.676cm 2.934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73" draw:style-name="Mgr17" draw:text-style-name="MP18" draw:layer="layout" svg:width="0.314cm" svg:height="0.285cm" draw:transform="rotate (1.18996548400973) translate (23.842cm 2.819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074" draw:style-name="Mgr3" drawooo:display="printer">
        <draw:custom-shape draw:name="Freeform 1075" draw:style-name="Mgr18" draw:text-style-name="MP19" draw:layer="layout" svg:width="0.507cm" svg:height="0.296cm" draw:transform="rotate (1.18996548400973) translate (21.246cm 0.506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76" draw:style-name="Mgr18" draw:text-style-name="MP19" draw:layer="layout" svg:width="0.294cm" svg:height="0.523cm" draw:transform="rotate (1.18996548400973) translate (21.268cm 0.617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77" draw:style-name="Mgr18" draw:text-style-name="MP19" draw:layer="layout" svg:width="0.419cm" svg:height="0.381cm" draw:transform="rotate (1.18996548400973) translate (21.133cm 0.936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78" draw:style-name="Mgr18" draw:text-style-name="MP19" draw:layer="layout" svg:width="0.507cm" svg:height="0.297cm" draw:transform="rotate (1.18996548400973) translate (20.856cm 0.927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79" draw:style-name="Mgr18" draw:text-style-name="MP19" draw:layer="layout" svg:width="0.292cm" svg:height="0.524cm" draw:transform="rotate (1.18996548400973) translate (20.703cm 0.532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80" draw:style-name="Mgr18" draw:text-style-name="MP19" draw:layer="layout" svg:width="0.416cm" svg:height="0.382cm" draw:transform="rotate (1.18996548400973) translate (20.924cm 0.381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081" draw:style-name="Mgr3" drawooo:display="printer">
        <draw:custom-shape draw:name="Freeform 1082" draw:style-name="Mgr19" draw:text-style-name="MP20" draw:layer="layout" svg:width="0.263cm" svg:height="0.153cm" draw:transform="rotate (1.18996548400973) translate (24.602cm 4.701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83" draw:style-name="Mgr19" draw:text-style-name="MP20" draw:layer="layout" svg:width="0.152cm" svg:height="0.271cm" draw:transform="rotate (1.18996548400973) translate (24.614cm 4.758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84" draw:style-name="Mgr19" draw:text-style-name="MP20" draw:layer="layout" svg:width="0.217cm" svg:height="0.197cm" draw:transform="rotate (1.18996548400973) translate (24.544cm 4.924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85" draw:style-name="Mgr19" draw:text-style-name="MP20" draw:layer="layout" svg:width="0.263cm" svg:height="0.154cm" draw:transform="rotate (1.18996548400973) translate (24.4cm 4.92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86" draw:style-name="Mgr19" draw:text-style-name="MP20" draw:layer="layout" svg:width="0.151cm" svg:height="0.271cm" draw:transform="rotate (1.18996548400973) translate (24.321cm 4.714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87" draw:style-name="Mgr19" draw:text-style-name="MP20" draw:layer="layout" svg:width="0.216cm" svg:height="0.198cm" draw:transform="rotate (1.18996548400973) translate (24.435cm 4.636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custom-shape draw:name="Freeform 1088" draw:style-name="Mgr20" draw:text-style-name="MP21" draw:layer="backgroundobjects" drawooo:display="printer" svg:width="0.938cm" svg:height="0.859cm" draw:transform="rotate (2.893232301031) translate (25.28cm 3.925cm)">
        <text:p/>
        <draw:enhanced-geometry draw:mirror-horizontal="false" draw:mirror-vertical="false" svg:viewBox="0 0 0 0" drawooo:sub-view-size="816 750" draw:text-areas="0 0 ?f10 ?f11" draw:type="ooxml-non-primitive" draw:enhanced-path="M 0 16 C 388 82 338 420 561 537 386 494 353 182 101 80 357 298 144 623 816 750 568 571 671 0 0 16 Z N">
          <draw:equation draw:name="f0" draw:formula="0*logwidth/816"/>
          <draw:equation draw:name="f1" draw:formula="16*logheight/750"/>
          <draw:equation draw:name="f2" draw:formula="561*logwidth/816"/>
          <draw:equation draw:name="f3" draw:formula="537*logheight/750"/>
          <draw:equation draw:name="f4" draw:formula="101*logwidth/816"/>
          <draw:equation draw:name="f5" draw:formula="80*logheight/750"/>
          <draw:equation draw:name="f6" draw:formula="816*logwidth/816"/>
          <draw:equation draw:name="f7" draw:formula="750*logheight/750"/>
          <draw:equation draw:name="f8" draw:formula="0*logwidth/816"/>
          <draw:equation draw:name="f9" draw:formula="16*logheight/750"/>
          <draw:equation draw:name="f10" draw:formula="logwidth"/>
          <draw:equation draw:name="f11" draw:formula="logheight"/>
        </draw:enhanced-geometry>
      </draw:custom-shape>
      <draw:g draw:name="Group 1089" draw:style-name="Mgr3" drawooo:display="printer">
        <draw:custom-shape draw:name="Freeform 1090" draw:style-name="Mgr18" draw:text-style-name="MP19" draw:layer="layout" svg:width="0.332cm" svg:height="0.192cm" draw:transform="rotate (1.18996548400973) translate (24.76cm 0.825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091" draw:style-name="Mgr18" draw:text-style-name="MP19" draw:layer="layout" svg:width="0.192cm" svg:height="0.339cm" draw:transform="rotate (1.18996548400973) translate (24.775cm 0.897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092" draw:style-name="Mgr18" draw:text-style-name="MP19" draw:layer="layout" svg:width="0.274cm" svg:height="0.247cm" draw:transform="rotate (1.18996548400973) translate (24.687cm 1.106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093" draw:style-name="Mgr18" draw:text-style-name="MP19" draw:layer="layout" svg:width="0.332cm" svg:height="0.193cm" draw:transform="rotate (1.18996548400973) translate (24.506cm 1.101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094" draw:style-name="Mgr18" draw:text-style-name="MP19" draw:layer="layout" svg:width="0.191cm" svg:height="0.34cm" draw:transform="rotate (1.18996548400973) translate (24.408cm 0.843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095" draw:style-name="Mgr18" draw:text-style-name="MP19" draw:layer="layout" svg:width="0.272cm" svg:height="0.248cm" draw:transform="rotate (1.18996548400973) translate (24.551cm 0.744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112" draw:style-name="Mgr3" drawooo:display="printer">
        <draw:g draw:name="Group 1113" draw:style-name="Mgr3">
          <draw:custom-shape draw:name="Freeform 1114" draw:style-name="Mgr21" draw:text-style-name="MP22" draw:layer="layout" svg:width="0.524cm" svg:height="0.308cm" draw:transform="rotate (0.215722695546499) translate (22.582cm 2.354cm)">
            <text:p/>
  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  <draw:equation draw:name="f0" draw:formula="59*logwidth/229"/>
              <draw:equation draw:name="f1" draw:formula="86*logheight/134"/>
              <draw:equation draw:name="f2" draw:formula="166*logwidth/229"/>
              <draw:equation draw:name="f3" draw:formula="127*logheight/134"/>
              <draw:equation draw:name="f4" draw:formula="229*logwidth/229"/>
              <draw:equation draw:name="f5" draw:formula="99*logheight/134"/>
              <draw:equation draw:name="f6" draw:formula="195*logwidth/229"/>
              <draw:equation draw:name="f7" draw:formula="39*logheight/134"/>
              <draw:equation draw:name="f8" draw:formula="85*logwidth/229"/>
              <draw:equation draw:name="f9" draw:formula="7*logheight/134"/>
              <draw:equation draw:name="f10" draw:formula="39*logwidth/229"/>
              <draw:equation draw:name="f11" draw:formula="35*logheight/134"/>
              <draw:equation draw:name="f12" draw:formula="59*logwidth/229"/>
              <draw:equation draw:name="f13" draw:formula="86*logheight/134"/>
              <draw:equation draw:name="f14" draw:formula="logwidth"/>
              <draw:equation draw:name="f15" draw:formula="logheight"/>
            </draw:enhanced-geometry>
          </draw:custom-shape>
          <draw:custom-shape draw:name="Freeform 1115" draw:style-name="Mgr21" draw:text-style-name="MP22" draw:layer="layout" svg:width="0.303cm" svg:height="0.537cm" draw:transform="rotate (0.215722695546499) translate (22.502cm 2.441cm)">
            <text:p/>
  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  <draw:equation draw:name="f0" draw:formula="13*logwidth/133"/>
              <draw:equation draw:name="f1" draw:formula="82*logheight/236"/>
              <draw:equation draw:name="f2" draw:formula="31*logwidth/133"/>
              <draw:equation draw:name="f3" draw:formula="195*logheight/236"/>
              <draw:equation draw:name="f4" draw:formula="87*logwidth/133"/>
              <draw:equation draw:name="f5" draw:formula="235*logheight/236"/>
              <draw:equation draw:name="f6" draw:formula="122*logwidth/133"/>
              <draw:equation draw:name="f7" draw:formula="176*logheight/236"/>
              <draw:equation draw:name="f8" draw:formula="94*logwidth/133"/>
              <draw:equation draw:name="f9" draw:formula="65*logheight/236"/>
              <draw:equation draw:name="f10" draw:formula="47*logwidth/133"/>
              <draw:equation draw:name="f11" draw:formula="39*logheight/236"/>
              <draw:equation draw:name="f12" draw:formula="13*logwidth/133"/>
              <draw:equation draw:name="f13" draw:formula="82*logheight/236"/>
              <draw:equation draw:name="f14" draw:formula="logwidth"/>
              <draw:equation draw:name="f15" draw:formula="logheight"/>
            </draw:enhanced-geometry>
          </draw:custom-shape>
          <draw:custom-shape draw:name="Freeform 1116" draw:style-name="Mgr21" draw:text-style-name="MP22" draw:layer="layout" svg:width="0.436cm" svg:height="0.391cm" draw:transform="rotate (0.215722695546499) translate (22.147cm 2.508cm)">
            <text:p/>
  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  <draw:equation draw:name="f0" draw:formula="103*logwidth/189"/>
              <draw:equation draw:name="f1" draw:formula="20*logheight/172"/>
              <draw:equation draw:name="f2" draw:formula="15*logwidth/189"/>
              <draw:equation draw:name="f3" draw:formula="92*logheight/172"/>
              <draw:equation draw:name="f4" draw:formula="8*logwidth/189"/>
              <draw:equation draw:name="f5" draw:formula="161*logheight/172"/>
              <draw:equation draw:name="f6" draw:formula="77*logwidth/189"/>
              <draw:equation draw:name="f7" draw:formula="162*logheight/172"/>
              <draw:equation draw:name="f8" draw:formula="159*logwidth/189"/>
              <draw:equation draw:name="f9" draw:formula="82*logheight/172"/>
              <draw:equation draw:name="f10" draw:formula="158*logwidth/189"/>
              <draw:equation draw:name="f11" draw:formula="28*logheight/172"/>
              <draw:equation draw:name="f12" draw:formula="103*logwidth/189"/>
              <draw:equation draw:name="f13" draw:formula="20*logheight/172"/>
              <draw:equation draw:name="f14" draw:formula="logwidth"/>
              <draw:equation draw:name="f15" draw:formula="logheight"/>
            </draw:enhanced-geometry>
          </draw:custom-shape>
          <draw:custom-shape draw:name="Freeform 1117" draw:style-name="Mgr21" draw:text-style-name="MP22" draw:layer="layout" svg:width="0.524cm" svg:height="0.308cm" draw:transform="rotate (0.215722695546499) translate (21.995cm 2.268cm)">
            <text:p/>
  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  <draw:equation draw:name="f0" draw:formula="171*logwidth/229"/>
              <draw:equation draw:name="f1" draw:formula="47*logheight/134"/>
              <draw:equation draw:name="f2" draw:formula="64*logwidth/229"/>
              <draw:equation draw:name="f3" draw:formula="7*logheight/134"/>
              <draw:equation draw:name="f4" draw:formula="1*logwidth/229"/>
              <draw:equation draw:name="f5" draw:formula="35*logheight/134"/>
              <draw:equation draw:name="f6" draw:formula="34*logwidth/229"/>
              <draw:equation draw:name="f7" draw:formula="95*logheight/134"/>
              <draw:equation draw:name="f8" draw:formula="144*logwidth/229"/>
              <draw:equation draw:name="f9" draw:formula="126*logheight/134"/>
              <draw:equation draw:name="f10" draw:formula="191*logwidth/229"/>
              <draw:equation draw:name="f11" draw:formula="99*logheight/134"/>
              <draw:equation draw:name="f12" draw:formula="171*logwidth/229"/>
              <draw:equation draw:name="f13" draw:formula="47*logheight/134"/>
              <draw:equation draw:name="f14" draw:formula="logwidth"/>
              <draw:equation draw:name="f15" draw:formula="logheight"/>
            </draw:enhanced-geometry>
          </draw:custom-shape>
          <draw:custom-shape draw:name="Freeform 1118" draw:style-name="Mgr21" draw:text-style-name="MP22" draw:layer="layout" svg:width="0.299cm" svg:height="0.537cm" draw:transform="rotate (0.215722695546499) translate (22.245cm 1.907cm)">
            <text:p/>
  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  <draw:equation draw:name="f0" draw:formula="120*logwidth/132"/>
              <draw:equation draw:name="f1" draw:formula="154*logheight/236"/>
              <draw:equation draw:name="f2" draw:formula="102*logwidth/132"/>
              <draw:equation draw:name="f3" draw:formula="41*logheight/236"/>
              <draw:equation draw:name="f4" draw:formula="46*logwidth/132"/>
              <draw:equation draw:name="f5" draw:formula="0*logheight/236"/>
              <draw:equation draw:name="f6" draw:formula="10*logwidth/132"/>
              <draw:equation draw:name="f7" draw:formula="60*logheight/236"/>
              <draw:equation draw:name="f8" draw:formula="38*logwidth/132"/>
              <draw:equation draw:name="f9" draw:formula="171*logheight/236"/>
              <draw:equation draw:name="f10" draw:formula="86*logwidth/132"/>
              <draw:equation draw:name="f11" draw:formula="197*logheight/236"/>
              <draw:equation draw:name="f12" draw:formula="120*logwidth/132"/>
              <draw:equation draw:name="f13" draw:formula="154*logheight/236"/>
              <draw:equation draw:name="f14" draw:formula="logwidth"/>
              <draw:equation draw:name="f15" draw:formula="logheight"/>
            </draw:enhanced-geometry>
          </draw:custom-shape>
          <draw:custom-shape draw:name="Freeform 1119" draw:style-name="Mgr21" draw:text-style-name="MP22" draw:layer="layout" svg:width="0.431cm" svg:height="0.391cm" draw:transform="rotate (0.215722695546499) translate (22.502cm 2.011cm)">
            <text:p/>
  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  <draw:equation draw:name="f0" draw:formula="85*logwidth/188"/>
              <draw:equation draw:name="f1" draw:formula="152*logheight/172"/>
              <draw:equation draw:name="f2" draw:formula="174*logwidth/188"/>
              <draw:equation draw:name="f3" draw:formula="80*logheight/172"/>
              <draw:equation draw:name="f4" draw:formula="181*logwidth/188"/>
              <draw:equation draw:name="f5" draw:formula="11*logheight/172"/>
              <draw:equation draw:name="f6" draw:formula="112*logwidth/188"/>
              <draw:equation draw:name="f7" draw:formula="10*logheight/172"/>
              <draw:equation draw:name="f8" draw:formula="30*logwidth/188"/>
              <draw:equation draw:name="f9" draw:formula="90*logheight/172"/>
              <draw:equation draw:name="f10" draw:formula="31*logwidth/188"/>
              <draw:equation draw:name="f11" draw:formula="144*logheight/172"/>
              <draw:equation draw:name="f12" draw:formula="85*logwidth/188"/>
              <draw:equation draw:name="f13" draw:formula="152*logheight/172"/>
              <draw:equation draw:name="f14" draw:formula="logwidth"/>
              <draw:equation draw:name="f15" draw:formula="logheight"/>
            </draw:enhanced-geometry>
          </draw:custom-shape>
        </draw:g>
        <draw:custom-shape draw:name="Oval 1120" draw:style-name="Mgr22" draw:text-style-name="MP23" draw:layer="layout" svg:width="0.343cm" svg:height="0.339cm" draw:transform="rotate (0.596728071256861) translate (22.34cm 2.36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Freeform 1122" draw:style-name="Mgr23" draw:text-style-name="MP24" draw:layer="backgroundobjects" drawooo:display="printer" svg:width="0.877cm" svg:height="0.493cm" draw:transform="rotate (0.300545697193424) translate (22.061cm 0.207cm)">
        <text:p/>
        <draw:enhanced-geometry draw:mirror-horizontal="true" draw:mirror-vertical="false" svg:viewBox="0 0 0 0" drawooo:sub-view-size="5516 2453" draw:text-areas="0 0 ?f8 ?f9" draw:type="ooxml-non-primitive" draw:enhanced-path="M 0 215 C 0 215 2431 2453 5516 39 4834 567 4629 0 3215 93 1800 186 1004 1060 0 215 Z N">
          <draw:equation draw:name="f0" draw:formula="0*logwidth/5516"/>
          <draw:equation draw:name="f1" draw:formula="215*logheight/2453"/>
          <draw:equation draw:name="f2" draw:formula="5516*logwidth/5516"/>
          <draw:equation draw:name="f3" draw:formula="39*logheight/2453"/>
          <draw:equation draw:name="f4" draw:formula="3215*logwidth/5516"/>
          <draw:equation draw:name="f5" draw:formula="93*logheight/2453"/>
          <draw:equation draw:name="f6" draw:formula="0*logwidth/5516"/>
          <draw:equation draw:name="f7" draw:formula="215*logheight/2453"/>
          <draw:equation draw:name="f8" draw:formula="logwidth"/>
          <draw:equation draw:name="f9" draw:formula="logheight"/>
        </draw:enhanced-geometry>
      </draw:custom-shape>
      <draw:g draw:name="Group 1152" draw:style-name="Mgr3" drawooo:display="printer">
        <draw:custom-shape draw:name="Freeform 1153" draw:style-name="Mgr10" draw:text-style-name="MP11" draw:layer="layout" svg:width="0.289cm" svg:height="0.17cm" draw:transform="rotate (1.18996548400973) translate (24.419cm 0.108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154" draw:style-name="Mgr10" draw:text-style-name="MP11" draw:layer="layout" svg:width="0.167cm" svg:height="0.301cm" draw:transform="rotate (1.18996548400973) translate (24.432cm 0.172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155" draw:style-name="Mgr10" draw:text-style-name="MP11" draw:layer="layout" svg:width="0.238cm" svg:height="0.219cm" draw:transform="rotate (1.18996548400973) translate (24.355cm 0.354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156" draw:style-name="Mgr10" draw:text-style-name="MP11" draw:layer="layout" svg:width="0.289cm" svg:height="0.171cm" draw:transform="rotate (1.18996548400973) translate (24.196cm 0.348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157" draw:style-name="Mgr10" draw:text-style-name="MP11" draw:layer="layout" svg:width="0.166cm" svg:height="0.301cm" draw:transform="rotate (1.18996548400973) translate (24.107cm 0.122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158" draw:style-name="Mgr10" draw:text-style-name="MP11" draw:layer="layout" svg:width="0.237cm" svg:height="0.219cm" draw:transform="rotate (1.18996548400973) translate (24.234cm 0.036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159" draw:style-name="Mgr3" drawooo:display="printer">
        <draw:custom-shape draw:name="Freeform 1160" draw:style-name="Mgr13" draw:text-style-name="MP14" draw:layer="layout" svg:width="0.43cm" svg:height="0.254cm" draw:transform="rotate (1.18996548400973) translate (23.502cm 1.687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161" draw:style-name="Mgr13" draw:text-style-name="MP14" draw:layer="layout" svg:width="0.249cm" svg:height="0.448cm" draw:transform="rotate (1.18996548400973) translate (23.522cm 1.782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162" draw:style-name="Mgr13" draw:text-style-name="MP14" draw:layer="layout" svg:width="0.355cm" svg:height="0.327cm" draw:transform="rotate (1.18996548400973) translate (23.407cm 2.053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163" draw:style-name="Mgr13" draw:text-style-name="MP14" draw:layer="layout" svg:width="0.43cm" svg:height="0.255cm" draw:transform="rotate (1.18996548400973) translate (23.17cm 2.045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164" draw:style-name="Mgr13" draw:text-style-name="MP14" draw:layer="layout" svg:width="0.248cm" svg:height="0.449cm" draw:transform="rotate (1.18996548400973) translate (23.038cm 1.708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165" draw:style-name="Mgr13" draw:text-style-name="MP14" draw:layer="layout" svg:width="0.353cm" svg:height="0.327cm" draw:transform="rotate (1.18996548400973) translate (23.226cm 1.58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custom-shape draw:name="Freeform 1182" draw:style-name="Mgr19" draw:text-style-name="MP20" draw:layer="backgroundobjects" drawooo:display="printer" svg:width="1.154cm" svg:height="0.656cm" draw:transform="rotate (-0.226020138133266) translate (21.678cm 3.266cm)">
        <text:p/>
        <draw:enhanced-geometry draw:mirror-horizontal="true" draw:mirror-vertical="false" svg:viewBox="0 0 0 0" drawooo:sub-view-size="5516 2453" draw:text-areas="0 0 ?f8 ?f9" draw:type="ooxml-non-primitive" draw:enhanced-path="M 0 215 C 0 215 2431 2453 5516 39 4834 567 4629 0 3215 93 1800 186 1004 1060 0 215 Z N">
          <draw:equation draw:name="f0" draw:formula="0*logwidth/5516"/>
          <draw:equation draw:name="f1" draw:formula="215*logheight/2453"/>
          <draw:equation draw:name="f2" draw:formula="5516*logwidth/5516"/>
          <draw:equation draw:name="f3" draw:formula="39*logheight/2453"/>
          <draw:equation draw:name="f4" draw:formula="3215*logwidth/5516"/>
          <draw:equation draw:name="f5" draw:formula="93*logheight/2453"/>
          <draw:equation draw:name="f6" draw:formula="0*logwidth/5516"/>
          <draw:equation draw:name="f7" draw:formula="215*logheight/2453"/>
          <draw:equation draw:name="f8" draw:formula="logwidth"/>
          <draw:equation draw:name="f9" draw:formula="logheight"/>
        </draw:enhanced-geometry>
      </draw:custom-shape>
      <draw:custom-shape draw:name="Freeform 1205" draw:style-name="Mgr24" draw:text-style-name="MP25" draw:layer="backgroundobjects" drawooo:display="printer" svg:width="0.938cm" svg:height="0.859cm" draw:transform="rotate (-1.87116749106312) translate (23.919cm 2.331cm)">
        <text:p/>
        <draw:enhanced-geometry draw:mirror-horizontal="false" draw:mirror-vertical="false" svg:viewBox="0 0 0 0" drawooo:sub-view-size="816 750" draw:text-areas="0 0 ?f10 ?f11" draw:type="ooxml-non-primitive" draw:enhanced-path="M 0 16 C 388 82 338 420 561 537 386 494 353 182 101 80 357 298 144 623 816 750 568 571 671 0 0 16 Z N">
          <draw:equation draw:name="f0" draw:formula="0*logwidth/816"/>
          <draw:equation draw:name="f1" draw:formula="16*logheight/750"/>
          <draw:equation draw:name="f2" draw:formula="561*logwidth/816"/>
          <draw:equation draw:name="f3" draw:formula="537*logheight/750"/>
          <draw:equation draw:name="f4" draw:formula="101*logwidth/816"/>
          <draw:equation draw:name="f5" draw:formula="80*logheight/750"/>
          <draw:equation draw:name="f6" draw:formula="816*logwidth/816"/>
          <draw:equation draw:name="f7" draw:formula="750*logheight/750"/>
          <draw:equation draw:name="f8" draw:formula="0*logwidth/816"/>
          <draw:equation draw:name="f9" draw:formula="16*logheight/750"/>
          <draw:equation draw:name="f10" draw:formula="logwidth"/>
          <draw:equation draw:name="f11" draw:formula="logheight"/>
        </draw:enhanced-geometry>
      </draw:custom-shape>
      <draw:g draw:name="Group 1206" draw:style-name="Mgr3" drawooo:display="printer">
        <draw:custom-shape draw:name="Freeform 1207" draw:style-name="Mgr19" draw:text-style-name="MP20" draw:layer="layout" svg:width="0.263cm" svg:height="0.153cm" draw:transform="rotate (1.18996548400973) translate (24.285cm 1.208cm)">
          <text:p/>
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<draw:equation draw:name="f0" draw:formula="59*logwidth/229"/>
            <draw:equation draw:name="f1" draw:formula="86*logheight/134"/>
            <draw:equation draw:name="f2" draw:formula="166*logwidth/229"/>
            <draw:equation draw:name="f3" draw:formula="127*logheight/134"/>
            <draw:equation draw:name="f4" draw:formula="229*logwidth/229"/>
            <draw:equation draw:name="f5" draw:formula="99*logheight/134"/>
            <draw:equation draw:name="f6" draw:formula="195*logwidth/229"/>
            <draw:equation draw:name="f7" draw:formula="39*logheight/134"/>
            <draw:equation draw:name="f8" draw:formula="85*logwidth/229"/>
            <draw:equation draw:name="f9" draw:formula="7*logheight/134"/>
            <draw:equation draw:name="f10" draw:formula="39*logwidth/229"/>
            <draw:equation draw:name="f11" draw:formula="35*logheight/134"/>
            <draw:equation draw:name="f12" draw:formula="59*logwidth/229"/>
            <draw:equation draw:name="f13" draw:formula="86*logheight/134"/>
            <draw:equation draw:name="f14" draw:formula="logwidth"/>
            <draw:equation draw:name="f15" draw:formula="logheight"/>
          </draw:enhanced-geometry>
        </draw:custom-shape>
        <draw:custom-shape draw:name="Freeform 1208" draw:style-name="Mgr19" draw:text-style-name="MP20" draw:layer="layout" svg:width="0.152cm" svg:height="0.271cm" draw:transform="rotate (1.18996548400973) translate (24.296cm 1.266cm)">
          <text:p/>
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<draw:equation draw:name="f0" draw:formula="13*logwidth/133"/>
            <draw:equation draw:name="f1" draw:formula="82*logheight/236"/>
            <draw:equation draw:name="f2" draw:formula="31*logwidth/133"/>
            <draw:equation draw:name="f3" draw:formula="195*logheight/236"/>
            <draw:equation draw:name="f4" draw:formula="87*logwidth/133"/>
            <draw:equation draw:name="f5" draw:formula="235*logheight/236"/>
            <draw:equation draw:name="f6" draw:formula="122*logwidth/133"/>
            <draw:equation draw:name="f7" draw:formula="176*logheight/236"/>
            <draw:equation draw:name="f8" draw:formula="94*logwidth/133"/>
            <draw:equation draw:name="f9" draw:formula="65*logheight/236"/>
            <draw:equation draw:name="f10" draw:formula="47*logwidth/133"/>
            <draw:equation draw:name="f11" draw:formula="39*logheight/236"/>
            <draw:equation draw:name="f12" draw:formula="13*logwidth/133"/>
            <draw:equation draw:name="f13" draw:formula="82*logheight/236"/>
            <draw:equation draw:name="f14" draw:formula="logwidth"/>
            <draw:equation draw:name="f15" draw:formula="logheight"/>
          </draw:enhanced-geometry>
        </draw:custom-shape>
        <draw:custom-shape draw:name="Freeform 1209" draw:style-name="Mgr19" draw:text-style-name="MP20" draw:layer="layout" svg:width="0.217cm" svg:height="0.197cm" draw:transform="rotate (1.18996548400973) translate (24.226cm 1.432cm)">
          <text:p/>
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<draw:equation draw:name="f0" draw:formula="103*logwidth/189"/>
            <draw:equation draw:name="f1" draw:formula="20*logheight/172"/>
            <draw:equation draw:name="f2" draw:formula="15*logwidth/189"/>
            <draw:equation draw:name="f3" draw:formula="92*logheight/172"/>
            <draw:equation draw:name="f4" draw:formula="8*logwidth/189"/>
            <draw:equation draw:name="f5" draw:formula="161*logheight/172"/>
            <draw:equation draw:name="f6" draw:formula="77*logwidth/189"/>
            <draw:equation draw:name="f7" draw:formula="162*logheight/172"/>
            <draw:equation draw:name="f8" draw:formula="159*logwidth/189"/>
            <draw:equation draw:name="f9" draw:formula="82*logheight/172"/>
            <draw:equation draw:name="f10" draw:formula="158*logwidth/189"/>
            <draw:equation draw:name="f11" draw:formula="28*logheight/172"/>
            <draw:equation draw:name="f12" draw:formula="103*logwidth/189"/>
            <draw:equation draw:name="f13" draw:formula="20*logheight/172"/>
            <draw:equation draw:name="f14" draw:formula="logwidth"/>
            <draw:equation draw:name="f15" draw:formula="logheight"/>
          </draw:enhanced-geometry>
        </draw:custom-shape>
        <draw:custom-shape draw:name="Freeform 1210" draw:style-name="Mgr19" draw:text-style-name="MP20" draw:layer="layout" svg:width="0.263cm" svg:height="0.154cm" draw:transform="rotate (1.18996548400973) translate (24.082cm 1.427cm)">
          <text:p/>
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<draw:equation draw:name="f0" draw:formula="171*logwidth/229"/>
            <draw:equation draw:name="f1" draw:formula="47*logheight/134"/>
            <draw:equation draw:name="f2" draw:formula="64*logwidth/229"/>
            <draw:equation draw:name="f3" draw:formula="7*logheight/134"/>
            <draw:equation draw:name="f4" draw:formula="1*logwidth/229"/>
            <draw:equation draw:name="f5" draw:formula="35*logheight/134"/>
            <draw:equation draw:name="f6" draw:formula="34*logwidth/229"/>
            <draw:equation draw:name="f7" draw:formula="95*logheight/134"/>
            <draw:equation draw:name="f8" draw:formula="144*logwidth/229"/>
            <draw:equation draw:name="f9" draw:formula="126*logheight/134"/>
            <draw:equation draw:name="f10" draw:formula="191*logwidth/229"/>
            <draw:equation draw:name="f11" draw:formula="99*logheight/134"/>
            <draw:equation draw:name="f12" draw:formula="171*logwidth/229"/>
            <draw:equation draw:name="f13" draw:formula="47*logheight/134"/>
            <draw:equation draw:name="f14" draw:formula="logwidth"/>
            <draw:equation draw:name="f15" draw:formula="logheight"/>
          </draw:enhanced-geometry>
        </draw:custom-shape>
        <draw:custom-shape draw:name="Freeform 1211" draw:style-name="Mgr19" draw:text-style-name="MP20" draw:layer="layout" svg:width="0.151cm" svg:height="0.271cm" draw:transform="rotate (1.18996548400973) translate (24.003cm 1.222cm)">
          <text:p/>
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<draw:equation draw:name="f0" draw:formula="120*logwidth/132"/>
            <draw:equation draw:name="f1" draw:formula="154*logheight/236"/>
            <draw:equation draw:name="f2" draw:formula="102*logwidth/132"/>
            <draw:equation draw:name="f3" draw:formula="41*logheight/236"/>
            <draw:equation draw:name="f4" draw:formula="46*logwidth/132"/>
            <draw:equation draw:name="f5" draw:formula="0*logheight/236"/>
            <draw:equation draw:name="f6" draw:formula="10*logwidth/132"/>
            <draw:equation draw:name="f7" draw:formula="60*logheight/236"/>
            <draw:equation draw:name="f8" draw:formula="38*logwidth/132"/>
            <draw:equation draw:name="f9" draw:formula="171*logheight/236"/>
            <draw:equation draw:name="f10" draw:formula="86*logwidth/132"/>
            <draw:equation draw:name="f11" draw:formula="197*logheight/236"/>
            <draw:equation draw:name="f12" draw:formula="120*logwidth/132"/>
            <draw:equation draw:name="f13" draw:formula="154*logheight/236"/>
            <draw:equation draw:name="f14" draw:formula="logwidth"/>
            <draw:equation draw:name="f15" draw:formula="logheight"/>
          </draw:enhanced-geometry>
        </draw:custom-shape>
        <draw:custom-shape draw:name="Freeform 1212" draw:style-name="Mgr19" draw:text-style-name="MP20" draw:layer="layout" svg:width="0.216cm" svg:height="0.198cm" draw:transform="rotate (1.18996548400973) translate (24.118cm 1.143cm)">
          <text:p/>
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<draw:equation draw:name="f0" draw:formula="85*logwidth/188"/>
            <draw:equation draw:name="f1" draw:formula="152*logheight/172"/>
            <draw:equation draw:name="f2" draw:formula="174*logwidth/188"/>
            <draw:equation draw:name="f3" draw:formula="80*logheight/172"/>
            <draw:equation draw:name="f4" draw:formula="181*logwidth/188"/>
            <draw:equation draw:name="f5" draw:formula="11*logheight/172"/>
            <draw:equation draw:name="f6" draw:formula="112*logwidth/188"/>
            <draw:equation draw:name="f7" draw:formula="10*logheight/172"/>
            <draw:equation draw:name="f8" draw:formula="30*logwidth/188"/>
            <draw:equation draw:name="f9" draw:formula="90*logheight/172"/>
            <draw:equation draw:name="f10" draw:formula="31*logwidth/188"/>
            <draw:equation draw:name="f11" draw:formula="144*logheight/172"/>
            <draw:equation draw:name="f12" draw:formula="85*logwidth/188"/>
            <draw:equation draw:name="f13" draw:formula="152*logheight/172"/>
            <draw:equation draw:name="f14" draw:formula="logwidth"/>
            <draw:equation draw:name="f15" draw:formula="logheight"/>
          </draw:enhanced-geometry>
        </draw:custom-shape>
      </draw:g>
      <draw:g draw:name="Group 1213" draw:style-name="Mgr3" drawooo:display="printer">
        <draw:g draw:name="Group 1214" draw:style-name="Mgr3">
          <draw:custom-shape draw:name="Freeform 1215" draw:style-name="Mgr4" draw:text-style-name="MP5" draw:layer="layout" svg:width="0.623cm" svg:height="0.366cm" draw:transform="rotate (-0.274889357189107) translate (21.506cm 1.847cm)">
            <text:p/>
            <draw:enhanced-geometry draw:mirror-horizontal="false" draw:mirror-vertical="false" svg:viewBox="0 0 0 0" drawooo:sub-view-size="229 134" draw:text-areas="0 0 ?f14 ?f15" draw:type="ooxml-non-primitive" draw:enhanced-path="M 59 86 C 88 118 129 134 166 127 202 122 229 99 229 99 229 99 222 65 195 39 169 11 127 0 85 7 1 22 41 30 39 35 36 41 0 26 59 86 Z N">
              <draw:equation draw:name="f0" draw:formula="59*logwidth/229"/>
              <draw:equation draw:name="f1" draw:formula="86*logheight/134"/>
              <draw:equation draw:name="f2" draw:formula="166*logwidth/229"/>
              <draw:equation draw:name="f3" draw:formula="127*logheight/134"/>
              <draw:equation draw:name="f4" draw:formula="229*logwidth/229"/>
              <draw:equation draw:name="f5" draw:formula="99*logheight/134"/>
              <draw:equation draw:name="f6" draw:formula="195*logwidth/229"/>
              <draw:equation draw:name="f7" draw:formula="39*logheight/134"/>
              <draw:equation draw:name="f8" draw:formula="85*logwidth/229"/>
              <draw:equation draw:name="f9" draw:formula="7*logheight/134"/>
              <draw:equation draw:name="f10" draw:formula="39*logwidth/229"/>
              <draw:equation draw:name="f11" draw:formula="35*logheight/134"/>
              <draw:equation draw:name="f12" draw:formula="59*logwidth/229"/>
              <draw:equation draw:name="f13" draw:formula="86*logheight/134"/>
              <draw:equation draw:name="f14" draw:formula="logwidth"/>
              <draw:equation draw:name="f15" draw:formula="logheight"/>
            </draw:enhanced-geometry>
          </draw:custom-shape>
          <draw:custom-shape draw:name="Freeform 1216" draw:style-name="Mgr4" draw:text-style-name="MP5" draw:layer="layout" svg:width="0.361cm" svg:height="0.638cm" draw:transform="rotate (-0.274889357189107) translate (21.373cm 1.893cm)">
            <text:p/>
            <draw:enhanced-geometry draw:mirror-horizontal="false" draw:mirror-vertical="false" svg:viewBox="0 0 0 0" drawooo:sub-view-size="133 236" draw:text-areas="0 0 ?f14 ?f15" draw:type="ooxml-non-primitive" draw:enhanced-path="M 13 82 C 0 123 6 166 31 195 53 225 87 236 87 235 86 236 113 212 122 176 133 140 122 98 94 65 40 0 53 38 47 39 40 40 37 1 13 82 Z N">
              <draw:equation draw:name="f0" draw:formula="13*logwidth/133"/>
              <draw:equation draw:name="f1" draw:formula="82*logheight/236"/>
              <draw:equation draw:name="f2" draw:formula="31*logwidth/133"/>
              <draw:equation draw:name="f3" draw:formula="195*logheight/236"/>
              <draw:equation draw:name="f4" draw:formula="87*logwidth/133"/>
              <draw:equation draw:name="f5" draw:formula="235*logheight/236"/>
              <draw:equation draw:name="f6" draw:formula="122*logwidth/133"/>
              <draw:equation draw:name="f7" draw:formula="176*logheight/236"/>
              <draw:equation draw:name="f8" draw:formula="94*logwidth/133"/>
              <draw:equation draw:name="f9" draw:formula="65*logheight/236"/>
              <draw:equation draw:name="f10" draw:formula="47*logwidth/133"/>
              <draw:equation draw:name="f11" draw:formula="39*logheight/236"/>
              <draw:equation draw:name="f12" draw:formula="13*logwidth/133"/>
              <draw:equation draw:name="f13" draw:formula="82*logheight/236"/>
              <draw:equation draw:name="f14" draw:formula="logwidth"/>
              <draw:equation draw:name="f15" draw:formula="logheight"/>
            </draw:enhanced-geometry>
          </draw:custom-shape>
          <draw:custom-shape draw:name="Freeform 1217" draw:style-name="Mgr4" draw:text-style-name="MP5" draw:layer="layout" svg:width="0.518cm" svg:height="0.465cm" draw:transform="rotate (-0.274889357189107) translate (20.964cm 1.764cm)">
            <text:p/>
            <draw:enhanced-geometry draw:mirror-horizontal="false" draw:mirror-vertical="false" svg:viewBox="0 0 0 0" drawooo:sub-view-size="189 172" draw:text-areas="0 0 ?f14 ?f15" draw:type="ooxml-non-primitive" draw:enhanced-path="M 103 20 C 62 29 28 56 15 92 0 126 8 161 8 161 7 161 41 172 77 162 113 153 144 122 159 82 189 3 162 32 158 28 154 23 186 0 103 20 Z N">
              <draw:equation draw:name="f0" draw:formula="103*logwidth/189"/>
              <draw:equation draw:name="f1" draw:formula="20*logheight/172"/>
              <draw:equation draw:name="f2" draw:formula="15*logwidth/189"/>
              <draw:equation draw:name="f3" draw:formula="92*logheight/172"/>
              <draw:equation draw:name="f4" draw:formula="8*logwidth/189"/>
              <draw:equation draw:name="f5" draw:formula="161*logheight/172"/>
              <draw:equation draw:name="f6" draw:formula="77*logwidth/189"/>
              <draw:equation draw:name="f7" draw:formula="162*logheight/172"/>
              <draw:equation draw:name="f8" draw:formula="159*logwidth/189"/>
              <draw:equation draw:name="f9" draw:formula="82*logheight/172"/>
              <draw:equation draw:name="f10" draw:formula="158*logwidth/189"/>
              <draw:equation draw:name="f11" draw:formula="28*logheight/172"/>
              <draw:equation draw:name="f12" draw:formula="103*logwidth/189"/>
              <draw:equation draw:name="f13" draw:formula="20*logheight/172"/>
              <draw:equation draw:name="f14" draw:formula="logwidth"/>
              <draw:equation draw:name="f15" draw:formula="logheight"/>
            </draw:enhanced-geometry>
          </draw:custom-shape>
          <draw:custom-shape draw:name="Freeform 1218" draw:style-name="Mgr4" draw:text-style-name="MP5" draw:layer="layout" svg:width="0.623cm" svg:height="0.366cm" draw:transform="rotate (-0.274889357189107) translate (20.94cm 1.428cm)">
            <text:p/>
            <draw:enhanced-geometry draw:mirror-horizontal="false" draw:mirror-vertical="false" svg:viewBox="0 0 0 0" drawooo:sub-view-size="229 134" draw:text-areas="0 0 ?f14 ?f15" draw:type="ooxml-non-primitive" draw:enhanced-path="M 171 47 C 142 16 101 0 64 7 27 12 0 35 1 35 1 34 8 69 34 95 60 123 102 134 144 126 228 112 189 104 191 99 193 93 229 108 171 47 Z N">
              <draw:equation draw:name="f0" draw:formula="171*logwidth/229"/>
              <draw:equation draw:name="f1" draw:formula="47*logheight/134"/>
              <draw:equation draw:name="f2" draw:formula="64*logwidth/229"/>
              <draw:equation draw:name="f3" draw:formula="7*logheight/134"/>
              <draw:equation draw:name="f4" draw:formula="1*logwidth/229"/>
              <draw:equation draw:name="f5" draw:formula="35*logheight/134"/>
              <draw:equation draw:name="f6" draw:formula="34*logwidth/229"/>
              <draw:equation draw:name="f7" draw:formula="95*logheight/134"/>
              <draw:equation draw:name="f8" draw:formula="144*logwidth/229"/>
              <draw:equation draw:name="f9" draw:formula="126*logheight/134"/>
              <draw:equation draw:name="f10" draw:formula="191*logwidth/229"/>
              <draw:equation draw:name="f11" draw:formula="99*logheight/134"/>
              <draw:equation draw:name="f12" draw:formula="171*logwidth/229"/>
              <draw:equation draw:name="f13" draw:formula="47*logheight/134"/>
              <draw:equation draw:name="f14" draw:formula="logwidth"/>
              <draw:equation draw:name="f15" draw:formula="logheight"/>
            </draw:enhanced-geometry>
          </draw:custom-shape>
          <draw:custom-shape draw:name="Freeform 1219" draw:style-name="Mgr4" draw:text-style-name="MP5" draw:layer="layout" svg:width="0.355cm" svg:height="0.638cm" draw:transform="rotate (-0.274889357189107) translate (21.404cm 1.19cm)">
            <text:p/>
            <draw:enhanced-geometry draw:mirror-horizontal="false" draw:mirror-vertical="false" svg:viewBox="0 0 0 0" drawooo:sub-view-size="132 236" draw:text-areas="0 0 ?f14 ?f15" draw:type="ooxml-non-primitive" draw:enhanced-path="M 120 154 C 132 113 126 70 102 41 79 11 45 0 46 0 46 0 20 24 10 60 0 96 11 138 38 171 92 236 80 198 86 197 92 196 96 235 120 154 Z N">
              <draw:equation draw:name="f0" draw:formula="120*logwidth/132"/>
              <draw:equation draw:name="f1" draw:formula="154*logheight/236"/>
              <draw:equation draw:name="f2" draw:formula="102*logwidth/132"/>
              <draw:equation draw:name="f3" draw:formula="41*logheight/236"/>
              <draw:equation draw:name="f4" draw:formula="46*logwidth/132"/>
              <draw:equation draw:name="f5" draw:formula="0*logheight/236"/>
              <draw:equation draw:name="f6" draw:formula="10*logwidth/132"/>
              <draw:equation draw:name="f7" draw:formula="60*logheight/236"/>
              <draw:equation draw:name="f8" draw:formula="38*logwidth/132"/>
              <draw:equation draw:name="f9" draw:formula="171*logheight/236"/>
              <draw:equation draw:name="f10" draw:formula="86*logwidth/132"/>
              <draw:equation draw:name="f11" draw:formula="197*logheight/236"/>
              <draw:equation draw:name="f12" draw:formula="120*logwidth/132"/>
              <draw:equation draw:name="f13" draw:formula="154*logheight/236"/>
              <draw:equation draw:name="f14" draw:formula="logwidth"/>
              <draw:equation draw:name="f15" draw:formula="logheight"/>
            </draw:enhanced-geometry>
          </draw:custom-shape>
          <draw:custom-shape draw:name="Freeform 1220" draw:style-name="Mgr4" draw:text-style-name="MP5" draw:layer="layout" svg:width="0.513cm" svg:height="0.465cm" draw:transform="rotate (-0.274889357189107) translate (21.615cm 1.443cm)">
            <text:p/>
            <draw:enhanced-geometry draw:mirror-horizontal="false" draw:mirror-vertical="false" svg:viewBox="0 0 0 0" drawooo:sub-view-size="188 172" draw:text-areas="0 0 ?f14 ?f15" draw:type="ooxml-non-primitive" draw:enhanced-path="M 85 152 C 127 143 161 116 174 80 188 46 181 11 181 11 181 11 147 0 112 10 75 19 44 50 30 90 0 169 27 140 31 144 35 149 2 172 85 152 Z N">
              <draw:equation draw:name="f0" draw:formula="85*logwidth/188"/>
              <draw:equation draw:name="f1" draw:formula="152*logheight/172"/>
              <draw:equation draw:name="f2" draw:formula="174*logwidth/188"/>
              <draw:equation draw:name="f3" draw:formula="80*logheight/172"/>
              <draw:equation draw:name="f4" draw:formula="181*logwidth/188"/>
              <draw:equation draw:name="f5" draw:formula="11*logheight/172"/>
              <draw:equation draw:name="f6" draw:formula="112*logwidth/188"/>
              <draw:equation draw:name="f7" draw:formula="10*logheight/172"/>
              <draw:equation draw:name="f8" draw:formula="30*logwidth/188"/>
              <draw:equation draw:name="f9" draw:formula="90*logheight/172"/>
              <draw:equation draw:name="f10" draw:formula="31*logwidth/188"/>
              <draw:equation draw:name="f11" draw:formula="144*logheight/172"/>
              <draw:equation draw:name="f12" draw:formula="85*logwidth/188"/>
              <draw:equation draw:name="f13" draw:formula="152*logheight/172"/>
              <draw:equation draw:name="f14" draw:formula="logwidth"/>
              <draw:equation draw:name="f15" draw:formula="logheight"/>
            </draw:enhanced-geometry>
          </draw:custom-shape>
        </draw:g>
        <draw:custom-shape draw:name="Oval 1221" draw:style-name="Mgr5" draw:text-style-name="MP6" draw:layer="layout" svg:width="0.408cm" svg:height="0.402cm" draw:transform="rotate (0.105941485596056) translate (21.249cm 1.71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Picture 1222" draw:style-name="Mgr25" draw:text-style-name="MP26" draw:layer="backgroundobjects" drawooo:display="printer" svg:width="25.311cm" svg:height="1.728cm" svg:x="0.088cm" svg:y="17.533cm">
        <draw:image xlink:href="Pictures/10000001000005D70000006642AB3EE7B318E4E5.png" xlink:type="simple" xlink:show="embed" xlink:actuate="onLoad" draw:mime-type="image/png">
          <text:p/>
        </draw:image>
      </draw:frame>
      <draw:custom-shape draw:name="Rectangle 1188" draw:style-name="Mgr26" draw:text-style-name="MP10" draw:layer="backgroundobjects" drawooo:display="printer" svg:width="25.399cm" svg:height="0.074cm" svg:x="0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649" presentation:style-name="Mpr1" draw:text-style-name="MP28" draw:layer="backgroundobjects" svg:width="14.392cm" svg:height="4.082cm" svg:x="0.635cm" svg:y="4.961cm" presentation:class="title" presentation:user-transformed="true">
        <draw:text-box>
          <text:p text:style-name="MP27"><text:span text:style-name="MT2">Click to edit Master title style</text:span></text:p>
        </draw:text-box>
      </draw:frame>
      <draw:frame draw:name="Rectangle 1650" presentation:style-name="Mpr2" draw:text-style-name="MP30" draw:layer="backgroundobjects" svg:width="12.487cm" svg:height="2.53cm" svg:x="0.635cm" svg:y="9.009cm" presentation:class="subtitle" presentation:user-transformed="true">
        <draw:text-box>
          <text:p text:style-name="MP29"><text:span text:style-name="MT3">Click to edit Master subtitle style</text:span></text:p>
        </draw:text-box>
      </draw:frame>
      <draw:frame draw:name="Rectangle 1651" presentation:style-name="Mpr3" draw:text-style-name="MP32" draw:layer="backgroundobjects" svg:width="5.926cm" svg:height="0.881cm" svg:x="1.27cm" svg:y="17.974cm" presentation:class="date-time" presentation:user-transformed="true">
        <draw:text-box>
          <text:p text:style-name="MP31"><text:span text:style-name="MT4"><text:date style:data-style-name="D1" text:date-value="2023-08-18">18.08.23</text:date></text:span></text:p>
        </draw:text-box>
      </draw:frame>
      <draw:frame draw:name="Rectangle 1652" presentation:style-name="Mpr3" draw:text-style-name="MP32" draw:layer="backgroundobjects" svg:width="8.042cm" svg:height="0.881cm" svg:x="8.678cm" svg:y="17.974cm" presentation:class="footer" presentation:user-transformed="true">
        <draw:text-box>
          <text:p/>
        </draw:text-box>
      </draw:frame>
      <draw:frame draw:name="Rectangle 1653" presentation:style-name="Mpr3" draw:text-style-name="MP32" draw:layer="backgroundobjects" svg:width="5.926cm" svg:height="0.881cm" svg:x="18.203cm" svg:y="17.974cm" presentation:class="page-number" presentation:user-transformed="true">
        <draw:text-box>
          <text:p text:style-name="MP33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Amra Rizvic</meta:initial-creator>
    <meta:editing-cycles>7</meta:editing-cycles>
    <meta:creation-date>2015-08-24T09:56:49</meta:creation-date>
    <dc:date>2023-08-18T13:53:08.639682799</dc:date>
    <meta:editing-duration>PT3H41M29S</meta:editing-duration>
    <meta:generator>LibreOfficeDev/24.2.0.0.alpha0$Linux_X86_64 LibreOffice_project/b4cbf44e8d5072e79b62e6b4e3b1c2480e4a34f3</meta:generator>
    <meta:document-statistic meta:object-count="16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S094TGp_Proposal" xlink:href=""/>
  </office:meta>
</office:document-meta>
</file>